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style="italic" style:text-underline-style="solid" style:text-underline-width="auto" style:text-underline-color="font-color" fo:font-weight="bold" officeooo:rsid="0001e1d1" officeooo:paragraph-rsid="0001e1d1" style:font-size-asian="20pt" style:font-style-asian="italic" style:font-weight-asian="bold" style:font-size-complex="20pt" style:font-style-complex="italic" style:font-weight-complex="bold"/>
    </style:style>
    <style:style style:name="P2" style:family="paragraph" style:parent-style-name="Standard">
      <style:text-properties fo:font-size="16pt" fo:font-weight="bold" officeooo:rsid="0001e1d1" officeooo:paragraph-rsid="0001e1d1" style:font-size-asian="14pt" style:font-weight-asian="bold" style:font-size-complex="16pt" style:font-weight-complex="bold"/>
    </style:style>
    <style:style style:name="P3" style:family="paragraph" style:parent-style-name="Standard">
      <style:text-properties fo:font-size="14pt" fo:font-weight="normal" officeooo:rsid="0001e1d1" officeooo:paragraph-rsid="0001e1d1" style:font-size-asian="14pt" style:font-weight-asian="normal" style:font-size-complex="14pt" style:font-weight-complex="normal"/>
    </style:style>
    <style:style style:name="P4" style:family="paragraph" style:parent-style-name="Standard">
      <style:text-properties fo:font-size="14pt" fo:font-weight="normal" officeooo:rsid="00026bb6" officeooo:paragraph-rsid="00026bb6" style:font-size-asian="14pt" style:font-weight-asian="normal" style:font-size-complex="14pt" style:font-weight-complex="normal"/>
    </style:style>
    <style:style style:name="P5" style:family="paragraph" style:parent-style-name="Standard" style:list-style-name="L1">
      <style:text-properties fo:font-size="14pt" fo:font-weight="normal" officeooo:rsid="0001e1d1" officeooo:paragraph-rsid="0001e1d1" style:font-size-asian="14pt" style:font-weight-asian="normal" style:font-size-complex="14pt" style:font-weight-complex="normal"/>
    </style:style>
    <style:style style:name="P6" style:family="paragraph" style:parent-style-name="Standard" style:list-style-name="L2">
      <style:text-properties fo:font-size="14pt" fo:font-weight="normal" officeooo:rsid="00026bb6" officeooo:paragraph-rsid="00026bb6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4pt" fo:font-weight="bold" officeooo:rsid="00026bb6" officeooo:paragraph-rsid="00026bb6" style:font-size-asian="14pt" style:font-weight-asian="bold" style:font-size-complex="14pt" style:font-weight-complex="bold"/>
    </style:style>
    <style:style style:name="P8" style:family="paragraph" style:parent-style-name="Standard" style:list-style-name="L2">
      <style:text-properties officeooo:paragraph-rsid="00026bb6"/>
    </style:style>
    <style:style style:name="P9" style:family="paragraph" style:parent-style-name="Standard" style:list-style-name="L3">
      <style:text-properties fo:font-size="15pt" fo:font-weight="normal" officeooo:rsid="0001e1d1" officeooo:paragraph-rsid="0001e1d1" style:font-size-asian="15pt" style:font-weight-asian="normal" style:font-size-complex="15pt" style:font-weight-complex="normal"/>
    </style:style>
    <style:style style:name="P10" style:family="paragraph" style:parent-style-name="Standard">
      <style:text-properties fo:font-size="20pt" fo:font-style="italic" style:text-underline-style="solid" style:text-underline-width="auto" style:text-underline-color="font-color" fo:font-weight="bold" officeooo:rsid="0001e1d1" officeooo:paragraph-rsid="0001e1d1" style:font-size-asian="20pt" style:font-style-asian="italic" style:font-weight-asian="bold" style:font-size-complex="20pt" style:font-style-complex="italic" style:font-weight-complex="bold"/>
    </style:style>
    <style:style style:name="P11" style:family="paragraph" style:parent-style-name="Standard">
      <style:text-properties fo:font-size="20pt" fo:font-style="italic" style:text-underline-style="solid" style:text-underline-width="auto" style:text-underline-color="font-color" fo:font-weight="bold" officeooo:rsid="0003a91b" officeooo:paragraph-rsid="0003a91b" style:font-size-asian="20pt" style:font-style-asian="italic" style:font-weight-asian="bold" style:font-size-complex="20pt" style:font-style-complex="italic" style:font-weight-complex="bold"/>
    </style:style>
    <style:style style:name="T1" style:family="text">
      <style:text-properties officeooo:rsid="00026bb6"/>
    </style:style>
    <style:style style:name="T2" style:family="text">
      <style:text-properties fo:font-variant="normal" fo:text-transform="none" fo:color="#00ff00" style:font-name="Ubuntu Mono" fo:font-size="12pt" fo:letter-spacing="normal" fo:font-style="normal" fo:font-weight="normal"/>
    </style:style>
    <style:style style:name="T3" style:family="text">
      <style:text-properties fo:font-size="14pt" fo:font-weight="normal" officeooo:rsid="00026bb6" style:font-size-asian="14pt" style:font-weight-asian="normal" style:font-size-complex="14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5">Objective : </text:span>BUILDING AN OBJECT DETECTION API</text:p>
      <text:p text:style-name="P11"><text:span text:style-name="T5"><text:tab/><text:tab/> <text:s text:c="4"/></text:span>USING YOLO AND FLASK</text:p>
      <text:p text:style-name="P2"><text:tab/></text:p>
      <text:p text:style-name="P2"><text:tab/><text:tab/><text:tab/><text:tab/><text:tab/><text:tab/><text:tab/><text:tab/><text:tab/><text:span text:style-name="T1">By : ASMIT VIMAL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Requirements:</text:p>
      <text:p text:style-name="P2"/>
      <text:list xml:id="list426556690" text:style-name="L1">
        <text:list-item>
          <text:p text:style-name="P5">YOLO Model</text:p>
        </text:list-item>
        <text:list-item>
          <text:p text:style-name="P5">Object Detection Script ( for back-end)</text:p>
        </text:list-item>
        <text:list-item>
          <text:p text:style-name="P5">Flask Code – ( for front-end )</text:p>
        </text:list-item>
      </text:list>
      <text:p text:style-name="P3"/>
      <text:p text:style-name="P3"/>
      <text:p text:style-name="P7">Resources:</text:p>
      <text:p text:style-name="P4"/>
      <text:list xml:id="list2447287933" text:style-name="L2">
        <text:list-item>
          <text:p text:style-name="P6">YOLO - <text:a xlink:type="simple" xlink:href="https://pjreddie.com/darknet/yolo/" text:style-name="Internet_20_link" text:visited-style-name="Visited_20_Internet_20_Link">https://pjreddie.com/darknet/yolo/</text:a></text:p>
        </text:list-item>
        <text:list-item>
          <text:p text:style-name="P8"><text:span text:style-name="T3">yolov3.weights - </text:span><text:span text:style-name="Source_20_Text"><text:span text:style-name="T2">wget https://pjreddie.com/media/files/yolov3.weights</text:span></text:span></text:p>
        </text:list-item>
        <text:list-item>
          <text:p text:style-name="P6">Flask Installation - <text:a xlink:type="simple" xlink:href="https://flask.palletsprojects.com/en/1.1.x/" text:style-name="Internet_20_link" text:visited-style-name="Visited_20_Internet_20_Link">https://flask.palletsprojects.com/en/1.1.x/</text:a></text:p>
        </text:list-item>
        <text:list-item>
          <text:p text:style-name="P6">Quickstart - <text:a xlink:type="simple" xlink:href="https://flask.palletsprojects.com/en/1.1.x/quickstart/#quickstart" text:style-name="Internet_20_link" text:visited-style-name="Visited_20_Internet_20_Link">https://flask.palletsprojects.com/en/1.1.x/quickstart/#quickstart</text:a></text:p>
        </text:list-item>
        <text:list-item>
          <text:p text:style-name="P6"><text:span text:style-name="T4">Code Repository</text:span> - <text:a xlink:type="simple" xlink:href="https://github.com/ViAsmit/Object-Detection-YOLO" text:style-name="Internet_20_link" text:visited-style-name="Visited_20_Internet_20_Link">https://github.com/ViAsmit/Object-Detection-YOLO</text:a></text:p>
        </text:list-item>
      </text:list>
      <text:p text:style-name="P2"/>
      <text:p text:style-name="P2">Tasks to Do:</text:p>
      <text:p text:style-name="P2"/>
      <text:list xml:id="list72753010" text:style-name="L3">
        <text:list-item>
          <text:p text:style-name="P9">Running YOLO Object Detector Script</text:p>
        </text:list-item>
        <text:list-item>
          <text:p text:style-name="P9">Creating Web App with Flask</text:p>
        </text:list-item>
        <text:list-item>
          <text:p text:style-name="P9">Building API</text:p>
        </text:list-item>
        <text:list-item>
          <text:p text:style-name="P9">Debugging ;)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30T11:31:33.592131279</meta:creation-date>
    <dc:date>2021-01-30T12:22:33.228224017</dc:date>
    <meta:editing-duration>PT19M27S</meta:editing-duration>
    <meta:editing-cycles>5</meta:editing-cycles>
    <meta:generator>LibreOffice/6.4.6.2$Linux_X86_64 LibreOffice_project/40$Build-2</meta:generator>
    <meta:document-statistic meta:table-count="0" meta:image-count="0" meta:object-count="0" meta:page-count="2" meta:paragraph-count="19" meta:word-count="78" meta:character-count="639" meta:non-whitespace-character-count="573"/>
  </office:meta>
</office:document-meta>
</file>